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cott Bell and John Tunisi</text:p>
          </table:table-cell>
          <table:covered-table-cell table:number-columns-repeated="2" table:style-name="ce1"/>
          <table:table-cell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6" table:number-rows-spanned="1">
            <text:p>All Karnaugh maps use the least 4 Sig bits of their respective codes</text:p>
          </table:table-cell>
          <table:covered-table-cell table:number-columns-repeated="3" table:style-name="ce1"/>
          <table:covered-table-cell table:number-columns-repeated="2"/>
          <table:table-cell table:number-columns-repeated="6"/>
        </table:table-row>
        <table:table-row table:style-name="ro2">
          <table:table-cell table:style-name="ce1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RegWrite</text:p>
          </table:table-cell>
          <table:table-cell office:value-type="string" calcext:value-type="string">
            <text:p>Op</text:p>
          </table:table-cell>
          <table:table-cell table:number-columns-repeated="5"/>
          <table:table-cell office:value-type="string" calcext:value-type="string">
            <text:p>Boolean Logic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0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 NOT Func.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3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gWrite</text:p>
          </table:table-cell>
          <table:table-cell office:value-type="string" calcext:value-type="string">
            <text:p>Function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7"/>
          <table:table-cell table:style-name="ce13" office:value-type="string" calcext:value-type="string">
            <text:p>0 0</text:p>
          </table:table-cell>
          <table:table-cell table:style-name="ce13" office:value-type="string" calcext:value-type="string">
            <text:p>0 1</text:p>
          </table:table-cell>
          <table:table-cell table:style-name="ce13" office:value-type="string" calcext:value-type="string">
            <text:p>1 1</text:p>
          </table:table-cell>
          <table:table-cell table:style-name="ce19" office:value-type="string" calcext:value-type="string">
            <text:p>1 0</text:p>
          </table:table-cell>
          <table:table-cell/>
          <table:table-cell office:value-type="string" calcext:value-type="string" table:number-columns-spanned="2" table:number-rows-spanned="1">
            <text:p>(NOT A) OR (A*NOT B*C)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0 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0 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1 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 calcext:value-type="string">
            <text:p>1 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ALU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it 0</text:p>
          </table:table-cell>
          <table:table-cell table:number-columns-repeated="9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5" table:number-rows-spanned="1">
            <text:p>(NOT A) OR (B*NOT C*D) OR (C*((A*NOT B) OR (NOT D)))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 table:number-rows-repeated="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t 1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3" table:number-rows-spanned="1">
            <text:p>(A*B*NOT C) OR (C*(D OR NOT B)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 table:number-rows-repeated="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t 2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 table:number-rows-repeated="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t 3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2" table:number-rows-spanned="1">
            <text:p>NOT B*C*NOT D</text:p>
          </table:table-cell>
          <table:covered-table-cell/>
          <table:table-cell table:number-columns-repeated="3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ALU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it 0</text:p>
          </table:table-cell>
          <table:table-cell table:number-columns-repeated="9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"/>
          <table:table-cell office:value-type="string" calcext:value-type="string" table:number-columns-spanned="4" table:number-rows-spanned="1">
            <text:p>A OR C*NOT D OR NOT B*C OR B*NOT C*D</text:p>
          </table:table-cell>
          <table:covered-table-cell table:number-columns-repeated="3"/>
          <table:table-cell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 table:number-rows-repeated="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t 1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office:value-type="string" calcext:value-type="string" table:number-columns-spanned="2" table:number-rows-spanned="1">
            <text:p>A OR B*NOT C</text:p>
          </table:table-cell>
          <table:covered-table-cell/>
          <table:table-cell table:number-columns-repeated="3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 table:number-rows-repeated="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t 2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 OR B*C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 table:number-rows-repeated="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t 3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0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5" office:value-type="string" calcext:value-type="string">
            <text:p>0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1 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1 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 table:number-columns-repeated="7"/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Op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0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NOT A*B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Op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0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NOT A*NOT C*D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emWrite</text:p>
          </table:table-cell>
          <table:table-cell office:value-type="string" calcext:value-type="string">
            <text:p>Op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0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A*NOT B*C*D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Jump</text:p>
          </table:table-cell>
          <table:table-cell office:value-type="string" calcext:value-type="string">
            <text:p>Op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0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NOT A * C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Op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0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NOT A * C * D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Jr</text:p>
          </table:table-cell>
          <table:table-cell office:value-type="string" calcext:value-type="string">
            <text:p>Function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0 0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/>
          <table:table-cell office:value-type="string" calcext:value-type="string" table:number-columns-spanned="4" table:number-rows-spanned="1">
            <text:p>As long as most sig. Bit of func is 0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ign Extend</text:p>
          </table:table-cell>
          <table:table-cell office:value-type="string" calcext:value-type="string">
            <text:p>Op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0 0</text:p>
          </table:table-cell>
          <table:table-cell table:style-name="ce10" office:value-type="string" calcext:value-type="string">
            <text:p>0 1</text:p>
          </table:table-cell>
          <table:table-cell table:style-name="ce10" office:value-type="string" calcext:value-type="string">
            <text:p>1 1</text:p>
          </table:table-cell>
          <table:table-cell table:style-name="ce16"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0 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string" calcext:value-type="string" table:number-columns-spanned="3" table:number-rows-spanned="1">
            <text:p>NOT A*(NOT B * C + B * NOT C * D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0 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1 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1 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2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000-00-00T16:39:27.700567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nisi </meta:initial-creator>
    <meta:creation-date>2015-02-21T17:38:32.092145752</meta:creation-date>
    <dc:date>2015-02-22T16:52:14.762871500</dc:date>
    <dc:creator>Bell </dc:creator>
    <meta:editing-duration>PT36M58S</meta:editing-duration>
    <meta:editing-cycles>11</meta:editing-cycles>
    <meta:generator>LibreOffice/4.1.4.2$Linux_X86_64 LibreOffice_project/410$Build-2</meta:generator>
    <meta:document-statistic meta:table-count="1" meta:cell-count="458" meta:object-count="0"/>
  </office:meta>
</office:document-meta>
</file>